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fo:font-size="10pt" fo:language="en" fo:country="US" officeooo:rsid="00148223" officeooo:paragraph-rsid="00148223" style:font-size-asian="8.75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8pt" style:font-size-asian="8pt" style:font-size-complex="8pt"/>
    </style:style>
    <style:style style:name="gr1" style:family="graphic">
      <style:graphic-properties draw:textarea-horizontal-align="justify" draw:textarea-vertical-align="middle" draw:auto-grow-height="false" fo:min-height="0.707cm" fo:min-width="1.8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48cm" fo:min-width="0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002cm" fo:min-width="1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291cm" fo:min-width="3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501cm" fo:min-width="1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291cm" fo:min-width="1.6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cm" fo:min-width="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527cm" fo:min-width="0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2.649cm" fo:min-width="0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1.15cm" fo:min-width="0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22cm" fo:min-width="4.9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2.268cm" fo:min-width="0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1.533cm" fo:min-width="0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73cm" fo:min-width="0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579cm" fo:min-width="0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554cm" fo:min-width="0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0.22cm" fo:min-width="5.4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2.311cm" fo:min-width="0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2.09cm" fo:min-width="0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0.22cm" fo:min-width="5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3.597cm" fo:min-width="0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22cm" fo:min-width="8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<draw:custom-shape text:anchor-type="paragraph" draw:z-index="0" draw:name="Фигура1" draw:style-name="gr1" svg:width="2.001cm" svg:height="1.001cm" svg:x="7.437cm" svg:y="0.937cm"><text:p text:style-name="P2">Начало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1" draw:name="Фигура2" draw:style-name="gr2" svg:width="0.276cm" svg:height="0.548cm" svg:x="8.315cm" svg:y="1.93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name="Фигура3" draw:style-name="gr3" draw:text-style-name="P3" svg:width="2.001cm" svg:height="1.001cm" svg:x="7.394cm" svg:y="2.48cm"><text:p text:style-name="P2"><text:span text:style-name="T1">Ввод a,b,c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3" draw:name="Фигура4" draw:style-name="gr4" draw:text-style-name="P2" svg:width="3.1cm" svg:height="0.292cm" svg:x="9.4cm" svg:y="4.413cm"><text:p text:style-name="P2">нет</text:p><draw:enhanced-geometry svg:viewBox="0 0 21600 21600" draw:type="rectangle" draw:enhanced-path="M 0 0 L 21600 0 21600 21600 0 21600 0 0 Z N"/></draw:custom-shape><draw:custom-shape text:anchor-type="paragraph" draw:z-index="4" draw:name="Фигура2" draw:style-name="gr2" svg:width="0.276cm" svg:height="0.548cm" svg:x="8.257cm" svg:y="3.4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name="Фигура5" draw:style-name="gr5" draw:text-style-name="P2" svg:width="2.001cm" svg:height="1.001cm" svg:x="7.4cm" svg:y="4.06cm"><text:p text:style-name="P2">a=0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6" draw:name="Фигура2" draw:style-name="gr2" svg:width="0.276cm" svg:height="0.548cm" svg:x="12.291cm" svg:y="4.70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Фигура4" draw:style-name="gr4" draw:text-style-name="P2" svg:width="3.1cm" svg:height="0.292cm" svg:x="4.3cm" svg:y="4.427cm"><text:p text:style-name="P2">да</text:p><draw:enhanced-geometry svg:viewBox="0 0 21600 21600" draw:type="rectangle" draw:enhanced-path="M 0 0 L 21600 0 21600 21600 0 21600 0 0 Z N"/></draw:custom-shape><draw:custom-shape text:anchor-type="paragraph" draw:z-index="8" draw:name="Фигура2" draw:style-name="gr2" svg:width="0.276cm" svg:height="0.548cm" svg:x="4.237cm" svg:y="4.71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Фигура5" draw:style-name="gr5" draw:text-style-name="P2" svg:width="2.001cm" svg:height="1.001cm" svg:x="3.38cm" svg:y="5.26cm"><text:p text:style-name="P2">b=0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0" draw:name="Фигура4" draw:style-name="gr6" draw:text-style-name="P2" svg:width="1.666cm" svg:height="0.292cm" svg:x="5.38cm" svg:y="5.583cm"><text:p text:style-name="P2">нет</text:p><draw:enhanced-geometry svg:viewBox="0 0 21600 21600" draw:type="rectangle" draw:enhanced-path="M 0 0 L 21600 0 21600 21600 0 21600 0 0 Z N"/></draw:custom-shape><draw:custom-shape text:anchor-type="paragraph" draw:z-index="11" draw:name="Фигура2" draw:style-name="gr2" svg:width="0.276cm" svg:height="0.548cm" svg:x="6.839cm" svg:y="5.87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Фигура4" draw:style-name="gr6" draw:text-style-name="P2" svg:width="1.666cm" svg:height="0.292cm" svg:x="1.715cm" svg:y="5.613cm"><text:p text:style-name="P2">да</text:p><draw:enhanced-geometry svg:viewBox="0 0 21600 21600" draw:type="rectangle" draw:enhanced-path="M 0 0 L 21600 0 21600 21600 0 21600 0 0 Z N"/></draw:custom-shape><draw:custom-shape text:anchor-type="paragraph" draw:z-index="13" draw:name="Фигура2" draw:style-name="gr2" svg:width="0.276cm" svg:height="0.548cm" svg:x="1.715cm" svg:y="5.90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Фигура5" draw:style-name="gr5" draw:text-style-name="P2" svg:width="2.001cm" svg:height="1.001cm" svg:x="0.878cm" svg:y="6.445cm"><text:p text:style-name="P2">c=0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5" draw:name="Фигура4" draw:style-name="gr6" draw:text-style-name="P2" svg:width="1.666cm" svg:height="0.292cm" svg:x="-0.787cm" svg:y="6.826cm"><text:p text:style-name="P2">да</text:p><draw:enhanced-geometry svg:viewBox="0 0 21600 21600" draw:type="rectangle" draw:enhanced-path="M 0 0 L 21600 0 21600 21600 0 21600 0 0 Z N"/></draw:custom-shape><draw:custom-shape text:anchor-type="paragraph" draw:z-index="16" draw:name="Фигура2" draw:style-name="gr2" svg:width="0.276cm" svg:height="0.548cm" svg:x="-0.857cm" svg:y="7.11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Фигура4" draw:style-name="gr6" draw:text-style-name="P2" svg:width="1.666cm" svg:height="0.292cm" svg:x="2.879cm" svg:y="6.796cm"><text:p text:style-name="P2">нет</text:p><draw:enhanced-geometry svg:viewBox="0 0 21600 21600" draw:type="rectangle" draw:enhanced-path="M 0 0 L 21600 0 21600 21600 0 21600 0 0 Z N"/></draw:custom-shape><draw:custom-shape text:anchor-type="paragraph" draw:z-index="18" draw:name="Фигура2" draw:style-name="gr2" svg:width="0.276cm" svg:height="0.548cm" svg:x="4.355cm" svg:y="7.08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9" draw:name="Фигура7" draw:style-name="gr7" draw:text-style-name="P2" svg:width="2.001cm" svg:height="1.001cm" svg:x="5.934cm" svg:y="6.429cm"><text:p text:style-name="P2">x = -c/b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0" draw:name="Фигура2" draw:style-name="gr2" svg:width="0.276cm" svg:height="0.548cm" svg:x="6.782cm" svg:y="7.4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1" draw:name="Фигура7" draw:style-name="gr7" draw:text-style-name="P4" svg:width="2.001cm" svg:height="1.001cm" svg:x="11.518cm" svg:y="5.26cm"><text:p text:style-name="P2"><text:span text:style-name="T2">D = b**2 - 4*a*c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2" draw:name="Фигура2" draw:style-name="gr2" svg:width="0.276cm" svg:height="0.548cm" svg:x="12.423cm" svg:y="6.2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3" draw:name="Фигура5" draw:style-name="gr5" draw:text-style-name="P2" svg:width="2.001cm" svg:height="1.001cm" svg:x="11.566cm" svg:y="6.809cm"><text:p text:style-name="P2">D&gt;0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24" draw:name="Фигура4" draw:style-name="gr6" draw:text-style-name="P2" svg:width="1.666cm" svg:height="0.292cm" svg:x="13.566cm" svg:y="7.131cm"><text:p text:style-name="P2">нет</text:p><draw:enhanced-geometry svg:viewBox="0 0 21600 21600" draw:type="rectangle" draw:enhanced-path="M 0 0 L 21600 0 21600 21600 0 21600 0 0 Z N"/></draw:custom-shape><draw:custom-shape text:anchor-type="paragraph" draw:z-index="25" draw:name="Фигура2" draw:style-name="gr2" svg:width="0.276cm" svg:height="0.548cm" svg:x="15.039cm" svg:y="7.42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6" draw:name="Фигура5" draw:style-name="gr5" draw:text-style-name="P2" svg:width="2.001cm" svg:height="1.001cm" svg:x="14.168cm" svg:y="7.992cm"><text:p text:style-name="P2">D=0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27" draw:name="Фигура4" draw:style-name="gr6" draw:text-style-name="P2" svg:width="1.666cm" svg:height="0.292cm" svg:x="16.168cm" svg:y="8.375cm"><text:p text:style-name="P2">нет</text:p><draw:enhanced-geometry svg:viewBox="0 0 21600 21600" draw:type="rectangle" draw:enhanced-path="M 0 0 L 21600 0 21600 21600 0 21600 0 0 Z N"/></draw:custom-shape><draw:custom-shape text:anchor-type="paragraph" draw:z-index="28" draw:name="Фигура2" draw:style-name="gr8" svg:width="0.276cm" svg:height="0.602cm" svg:x="17.642cm" svg:y="8.66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9" draw:name="Фигура4" draw:style-name="gr6" draw:text-style-name="P2" svg:width="1.666cm" svg:height="0.292cm" svg:x="9.901cm" svg:y="7.177cm"><text:p text:style-name="P2">да</text:p><draw:enhanced-geometry svg:viewBox="0 0 21600 21600" draw:type="rectangle" draw:enhanced-path="M 0 0 L 21600 0 21600 21600 0 21600 0 0 Z N"/></draw:custom-shape><draw:custom-shape text:anchor-type="paragraph" draw:z-index="30" draw:name="Фигура2" draw:style-name="gr2" svg:width="0.276cm" svg:height="0.548cm" svg:x="9.828cm" svg:y="7.46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1" draw:name="Фигура7" draw:style-name="gr7" draw:text-style-name="P4" svg:width="2.001cm" svg:height="1.001cm" svg:x="9.003cm" svg:y="8.008cm"><text:p text:style-name="P2"><text:span text:style-name="T2">x1 = (-b+sqrt(D)/(2*a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2" draw:name="Фигура2" draw:style-name="gr2" svg:width="0.276cm" svg:height="0.548cm" svg:x="9.857cm" svg:y="9.00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3" draw:name="Фигура7" draw:style-name="gr7" draw:text-style-name="P2" svg:width="2.001cm" svg:height="1.001cm" svg:x="8.973cm" svg:y="9.573cm"><text:p text:style-name="P2"><text:span text:style-name="T2">x2 = (-b-sqrt(D)/(2*a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4" draw:name="Фигура2" draw:style-name="gr2" svg:width="0.276cm" svg:height="0.548cm" svg:x="9.887cm" svg:y="10.57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6" draw:name="Фигура4" draw:style-name="gr6" draw:text-style-name="P2" svg:width="1.666cm" svg:height="0.292cm" svg:x="12.502cm" svg:y="8.331cm"><text:p text:style-name="P2">да</text:p><draw:enhanced-geometry svg:viewBox="0 0 21600 21600" draw:type="rectangle" draw:enhanced-path="M 0 0 L 21600 0 21600 21600 0 21600 0 0 Z N"/></draw:custom-shape><draw:custom-shape text:anchor-type="paragraph" draw:z-index="37" draw:name="Фигура2" draw:style-name="gr2" svg:width="0.276cm" svg:height="0.548cm" svg:x="12.43cm" svg:y="8.62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8" draw:name="Фигура7" draw:style-name="gr7" draw:text-style-name="P3" svg:width="2.001cm" svg:height="1.001cm" svg:x="11.546cm" svg:y="9.193cm"><text:p text:style-name="P2"><text:span text:style-name="T1">x = -b/(2*a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9" draw:name="Фигура2" draw:style-name="gr2" svg:width="0.276cm" svg:height="0.548cm" svg:x="12.43cm" svg:y="10.19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0" draw:name="Фигура8" draw:style-name="gr9" svg:width="0.249cm" svg:height="2.65cm" svg:x="17.614cm" svg:y="10.241cm"><text:p/><draw:enhanced-geometry svg:viewBox="0 0 21600 21600" draw:type="rectangle" draw:enhanced-path="M 0 0 L 21600 0 21600 21600 0 21600 0 0 Z N"/></draw:custom-shape><draw:custom-shape text:anchor-type="paragraph" draw:z-index="41" draw:name="Фигура8" draw:style-name="gr10" svg:width="0.249cm" svg:height="1.151cm" svg:x="12.411cm" svg:y="11.756cm"><text:p/><draw:enhanced-geometry svg:viewBox="0 0 21600 21600" draw:type="rectangle" draw:enhanced-path="M 0 0 L 21600 0 21600 21600 0 21600 0 0 Z N"/></draw:custom-shape><draw:custom-shape text:anchor-type="paragraph" draw:z-index="42" draw:name="Фигура8" draw:style-name="gr11" svg:width="4.956cm" svg:height="0.221cm" svg:x="12.659cm" svg:y="12.686cm"><text:p/><draw:enhanced-geometry svg:viewBox="0 0 21600 21600" draw:type="rectangle" draw:enhanced-path="M 0 0 L 21600 0 21600 21600 0 21600 0 0 Z N"/></draw:custom-shape><draw:custom-shape text:anchor-type="paragraph" draw:z-index="43" draw:name="Фигура8" draw:style-name="gr12" svg:width="0.249cm" svg:height="2.269cm" svg:x="9.895cm" svg:y="12.143cm"><text:p/><draw:enhanced-geometry svg:viewBox="0 0 21600 21600" draw:type="rectangle" draw:enhanced-path="M 0 0 L 21600 0 21600 21600 0 21600 0 0 Z N"/></draw:custom-shape><draw:custom-shape text:anchor-type="paragraph" draw:z-index="44" draw:name="Фигура8" draw:style-name="gr13" svg:width="0.249cm" svg:height="1.534cm" svg:x="15.071cm" svg:y="12.906cm"><text:p/><draw:enhanced-geometry svg:viewBox="0 0 21600 21600" draw:type="rectangle" draw:enhanced-path="M 0 0 L 21600 0 21600 21600 0 21600 0 0 Z N"/></draw:custom-shape><draw:custom-shape text:anchor-type="paragraph" draw:z-index="45" draw:name="Фигура8" draw:style-name="gr11" svg:width="4.956cm" svg:height="0.221cm" svg:x="10.144cm" svg:y="14.19cm"><text:p/><draw:enhanced-geometry svg:viewBox="0 0 21600 21600" draw:type="rectangle" draw:enhanced-path="M 0 0 L 21600 0 21600 21600 0 21600 0 0 Z N"/></draw:custom-shape><draw:custom-shape text:anchor-type="paragraph" draw:z-index="46" draw:name="Фигура8" draw:style-name="gr14" svg:width="0.249cm" svg:height="0.731cm" svg:x="12.571cm" svg:y="14.411cm"><text:p/><draw:enhanced-geometry svg:viewBox="0 0 21600 21600" draw:type="rectangle" draw:enhanced-path="M 0 0 L 21600 0 21600 21600 0 21600 0 0 Z N"/></draw:custom-shape><draw:custom-shape text:anchor-type="paragraph" draw:z-index="47" draw:name="Фигура8" draw:style-name="gr15" svg:width="0.249cm" svg:height="0.579cm" svg:x="-0.861cm" svg:y="8.627cm"><text:p/><draw:enhanced-geometry svg:viewBox="0 0 21600 21600" draw:type="rectangle" draw:enhanced-path="M 0 0 L 21600 0 21600 21600 0 21600 0 0 Z N"/></draw:custom-shape><draw:custom-shape text:anchor-type="paragraph" draw:z-index="48" draw:name="Фигура8" draw:style-name="gr16" svg:width="0.249cm" svg:height="0.555cm" svg:x="4.329cm" svg:y="8.652cm"><text:p/><draw:enhanced-geometry svg:viewBox="0 0 21600 21600" draw:type="rectangle" draw:enhanced-path="M 0 0 L 21600 0 21600 21600 0 21600 0 0 Z N"/></draw:custom-shape><draw:custom-shape text:anchor-type="paragraph" draw:z-index="49" draw:name="Фигура8" draw:style-name="gr17" svg:width="5.435cm" svg:height="0.221cm" svg:x="-0.861cm" svg:y="9.206cm"><text:p/><draw:enhanced-geometry svg:viewBox="0 0 21600 21600" draw:type="rectangle" draw:enhanced-path="M 0 0 L 21600 0 21600 21600 0 21600 0 0 Z N"/></draw:custom-shape><draw:custom-shape text:anchor-type="paragraph" draw:z-index="50" draw:name="Фигура8" draw:style-name="gr18" svg:width="0.249cm" svg:height="2.311cm" svg:x="6.782cm" svg:y="8.985cm"><text:p/><draw:enhanced-geometry svg:viewBox="0 0 21600 21600" draw:type="rectangle" draw:enhanced-path="M 0 0 L 21600 0 21600 21600 0 21600 0 0 Z N"/></draw:custom-shape><draw:custom-shape text:anchor-type="paragraph" draw:z-index="51" draw:name="Фигура8" draw:style-name="gr19" svg:width="0.249cm" svg:height="2.091cm" svg:x="1.695cm" svg:y="9.426cm"><text:p/><draw:enhanced-geometry svg:viewBox="0 0 21600 21600" draw:type="rectangle" draw:enhanced-path="M 0 0 L 21600 0 21600 21600 0 21600 0 0 Z N"/></draw:custom-shape><draw:custom-shape text:anchor-type="paragraph" draw:z-index="52" draw:name="Фигура8" draw:style-name="gr20" svg:width="5.116cm" svg:height="0.221cm" svg:x="1.944cm" svg:y="11.296cm"><text:p/><draw:enhanced-geometry svg:viewBox="0 0 21600 21600" draw:type="rectangle" draw:enhanced-path="M 0 0 L 21600 0 21600 21600 0 21600 0 0 Z N"/></draw:custom-shape><draw:custom-shape text:anchor-type="paragraph" draw:z-index="53" draw:name="Фигура8" draw:style-name="gr21" svg:width="0.249cm" svg:height="3.597cm" svg:x="4.297cm" svg:y="11.516cm"><text:p/><draw:enhanced-geometry svg:viewBox="0 0 21600 21600" draw:type="rectangle" draw:enhanced-path="M 0 0 L 21600 0 21600 21600 0 21600 0 0 Z N"/></draw:custom-shape><draw:custom-shape text:anchor-type="paragraph" draw:z-index="54" draw:name="Фигура8" draw:style-name="gr22" svg:width="8.026cm" svg:height="0.221cm" svg:x="4.546cm" svg:y="14.893cm"><text:p/><draw:enhanced-geometry svg:viewBox="0 0 21600 21600" draw:type="rectangle" draw:enhanced-path="M 0 0 L 21600 0 21600 21600 0 21600 0 0 Z N"/></draw:custom-shape><draw:custom-shape text:anchor-type="paragraph" draw:z-index="55" draw:name="Фигура2" draw:style-name="gr2" svg:width="0.276cm" svg:height="0.548cm" svg:x="8.483cm" svg:y="15.11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6" draw:name="Фигура1" draw:style-name="gr1" draw:text-style-name="P2" svg:width="2.001cm" svg:height="1.001cm" svg:x="7.53cm" svg:y="17.256cm"><text:p text:style-name="P2">Конец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57" draw:name="Фигура7" draw:style-name="gr7" draw:text-style-name="P4" svg:width="2.001cm" svg:height="1.001cm" svg:x="-1.695cm" svg:y="7.627cm"><text:p text:style-name="P4"><text:span text:style-name="T2">Answer <text:s/>«x – любое</text:span></text:p><text:p text:style-name="P4"><text:span text:style-name="T2">число»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8" draw:name="Фигура7" draw:style-name="gr7" draw:text-style-name="P2" svg:width="2.001cm" svg:height="1.001cm" svg:x="5.943cm" svg:y="7.989cm"><text:p text:style-name="P2"><text:span text:style-name="T3">Answer = x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9" draw:name="Фигура7" draw:style-name="gr7" draw:text-style-name="P2" svg:width="2.001cm" svg:height="1.001cm" svg:x="3.501cm" svg:y="7.652cm"><text:p text:style-name="P2"><text:span text:style-name="T3">Answer = «Нет</text:span></text:p><text:p text:style-name="P2"><text:span text:style-name="T3">решений»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0" draw:name="Фигура7" draw:style-name="gr7" draw:text-style-name="P2" svg:width="2.001cm" svg:height="1.001cm" svg:x="9.058cm" svg:y="11.128cm"><text:p text:style-name="P2"><text:span text:style-name="T3">Answer = x1, x2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1" draw:name="Фигура7" draw:style-name="gr7" draw:text-style-name="P2" svg:width="2.001cm" svg:height="1.001cm" svg:x="11.633cm" svg:y="10.772cm"><text:p text:style-name="P2"><text:span text:style-name="T3">Answer = x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5" draw:name="Фигура6" draw:style-name="gr3" draw:text-style-name="P4" svg:width="2.001cm" svg:height="1.001cm" svg:x="7.586cm" svg:y="15.676cm"><text:p text:style-name="P2"><text:span text:style-name="T2">Вывод answer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62" draw:name="Фигура2" draw:style-name="gr2" svg:width="0.276cm" svg:height="0.548cm" svg:x="8.435cm" svg:y="16.67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3" draw:name="Фигура7" draw:style-name="gr7" draw:text-style-name="P4" svg:width="2.001cm" svg:height="1.001cm" svg:x="16.635cm" svg:y="9.267cm"><text:p text:style-name="P4"><text:span text:style-name="T2">Answer = «Нет </text:span></text:p><text:p text:style-name="P4"><text:span text:style-name="T2">Действительных</text:span></text:p><text:p text:style-name="P4"><text:span text:style-name="T2">корней</text:span></text:p><draw:enhanced-geometry svg:viewBox="0 0 21600 21600" draw:glue-points="10800 0 0 10800 10800 21600 21600 10800" draw:type="flowchart-process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non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non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0T12:15:41.351000000</meta:creation-date>
    <dc:date>2023-09-22T20:21:04.584000000</dc:date>
    <meta:editing-duration>PT41M</meta:editing-duration>
    <meta:editing-cycles>16</meta:editing-cycles>
    <meta:generator>LibreOffice/6.1.0.3$Windows_x86 LibreOffice_project/efb621ed25068d70781dc026f7e9c5187a4decd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